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P2" style:family="paragraph" style:parent-style-name="Standard">
      <style:paragraph-properties fo:text-align="end" style:justify-single-word="false"/>
      <style:text-properties fo:color="#000000" loext:opacity="100%" style:font-name="Tahoma" fo:font-size="8pt" officeooo:paragraph-rsid="0013758a"/>
    </style:style>
    <style:style style:name="P3" style:family="paragraph" style:parent-style-name="Standard">
      <style:paragraph-properties fo:text-align="justify" style:justify-single-word="false"/>
      <style:text-properties fo:color="#000000" loext:opacity="100%" style:font-name="Tahoma" fo:font-size="8pt" officeooo:paragraph-rsid="000defb2"/>
    </style:style>
    <style:style style:name="P4" style:family="paragraph" style:parent-style-name="Standard">
      <style:paragraph-properties fo:text-align="justify" style:justify-single-word="false"/>
      <style:text-properties fo:color="#000000" loext:opacity="100%" style:font-name="Tahoma" fo:font-size="8pt"/>
    </style:style>
    <style:style style:name="P5" style:family="paragraph" style:parent-style-name="Standard">
      <style:paragraph-properties fo:text-align="justify" style:justify-single-word="false"/>
      <style:text-properties fo:color="#000000" loext:opacity="100%" style:font-name="Tahoma" fo:font-size="8pt" officeooo:rsid="001ce440" officeooo:paragraph-rsid="001ce440"/>
    </style:style>
    <style:style style:name="P6" style:family="paragraph" style:parent-style-name="Standard">
      <style:paragraph-properties fo:text-align="center" style:justify-single-word="false"/>
      <style:text-properties fo:color="#000000" loext:opacity="100%" style:font-name="Tahoma-Bold" fo:font-size="8pt" fo:font-weight="bold" officeooo:paragraph-rsid="000defb2"/>
    </style:style>
    <style:style style:name="P7" style:family="paragraph" style:parent-style-name="Standard">
      <style:paragraph-properties fo:text-align="center" style:justify-single-word="false"/>
      <style:text-properties fo:color="#000000" loext:opacity="100%" style:font-name="Tahoma-Bold" fo:font-size="8pt" fo:font-weight="bold" officeooo:rsid="000defb2" officeooo:paragraph-rsid="000defb2"/>
    </style:style>
    <style:style style:name="P8" style:family="paragraph" style:parent-style-name="Standard">
      <style:paragraph-properties fo:text-align="justify" style:justify-single-word="false"/>
      <style:text-properties fo:color="#000000" loext:opacity="100%" style:font-name="Tahoma3" fo:font-size="8pt" fo:font-weight="bold" officeooo:paragraph-rsid="000defb2"/>
    </style:style>
    <style:style style:name="P9" style:family="paragraph" style:parent-style-name="Standard">
      <style:paragraph-properties fo:text-align="start" style:justify-single-word="false"/>
      <style:text-properties fo:color="#000000" loext:opacity="100%" style:font-name="Tahoma3" fo:font-size="8pt" fo:font-weight="normal" officeooo:rsid="0015f107" officeooo:paragraph-rsid="0015f107" style:font-weight-asian="normal" style:font-weight-complex="normal"/>
    </style:style>
    <style:style style:name="P10" style:family="paragraph" style:parent-style-name="Standard">
      <style:paragraph-properties fo:text-align="justify" style:justify-single-word="false"/>
      <style:text-properties fo:color="#000000" loext:opacity="100%" style:font-name="Tahoma3" fo:font-size="8pt" officeooo:paragraph-rsid="000defb2"/>
    </style:style>
    <style:style style:name="P11" style:family="paragraph" style:parent-style-name="Standard">
      <style:paragraph-properties fo:text-align="justify" style:justify-single-word="false"/>
      <style:text-properties fo:color="#000000" loext:opacity="100%" style:font-name="Tahoma3" fo:font-size="8pt" officeooo:paragraph-rsid="000defb2" style:font-size-asian="8pt" style:font-size-complex="8pt"/>
    </style:style>
    <style:style style:name="P12" style:family="paragraph" style:parent-style-name="Standard">
      <style:paragraph-properties fo:text-align="justify" style:justify-single-word="false"/>
      <style:text-properties fo:color="#000000" loext:opacity="100%" style:font-name="Tahoma3" fo:font-size="8pt" style:font-size-asian="8pt" style:font-size-complex="8pt"/>
    </style:style>
    <style:style style:name="P13" style:family="paragraph" style:parent-style-name="Standard">
      <style:paragraph-properties fo:text-align="justify" style:justify-single-word="false"/>
      <style:text-properties fo:color="#000000" loext:opacity="100%" style:font-name="Tahoma2" fo:font-size="8pt" officeooo:paragraph-rsid="000defb2" style:font-size-asian="8pt" style:font-size-complex="8pt"/>
    </style:style>
    <style:style style:name="P14" style:family="paragraph" style:parent-style-name="Footer_20_right">
      <style:text-properties fo:font-size="8pt" style:font-size-asian="8pt" style:font-size-complex="8pt"/>
    </style:style>
    <style:style style:name="P15" style:family="paragraph" style:parent-style-name="Standard">
      <style:paragraph-properties fo:text-align="center" style:justify-single-word="false"/>
      <style:text-properties officeooo:rsid="000defb2" officeooo:paragraph-rsid="000defb2"/>
    </style:style>
    <style:style style:name="P16" style:family="paragraph" style:parent-style-name="Standard">
      <style:paragraph-properties fo:text-align="center" style:justify-single-word="false"/>
      <style:text-properties style:font-name="Tahoma3" fo:font-size="8pt"/>
    </style:style>
    <style:style style:name="P17" style:family="paragraph" style:parent-style-name="Standard">
      <style:paragraph-properties fo:text-align="justify" style:justify-single-word="false"/>
      <style:text-properties style:font-name="Tahoma3" fo:font-size="8pt" style:font-size-asian="8pt" style:font-size-complex="8pt"/>
    </style:style>
    <style:style style:name="P18" style:family="paragraph" style:parent-style-name="Standard">
      <style:paragraph-properties fo:text-align="justify" style:justify-single-word="false"/>
      <style:text-properties style:font-name="Tahoma2" fo:font-size="8pt" officeooo:paragraph-rsid="000defb2" style:font-size-asian="8pt" style:font-size-complex="8pt"/>
    </style:style>
    <style:style style:name="P19" style:family="paragraph" style:parent-style-name="Standard">
      <style:text-properties style:font-name="Tahoma2" fo:font-size="8pt" officeooo:paragraph-rsid="001d5f49" style:font-size-asian="8pt" style:font-size-complex="8pt"/>
    </style:style>
    <style:style style:name="P20" style:family="paragraph" style:parent-style-name="Footer">
      <style:paragraph-properties fo:text-align="end" style:justify-single-word="false"/>
      <style:text-properties style:font-name="Tahoma2" fo:font-size="8pt" fo:language="zxx" fo:country="none" officeooo:paragraph-rsid="0020a0d2" style:font-size-asian="8pt" style:font-size-complex="8pt"/>
    </style:style>
    <style:style style:name="P21"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0a0d2" style:font-size-asian="7pt" style:font-size-complex="8pt"/>
    </style:style>
    <style:style style:name="P22" style:family="paragraph" style:parent-style-name="Standard" style:list-style-name="L2">
      <style:paragraph-properties fo:text-align="justify" style:justify-single-word="false"/>
      <style:text-properties fo:color="#000000" loext:opacity="100%" style:font-name="Tahoma" fo:font-size="8pt" officeooo:paragraph-rsid="0019944d"/>
    </style:style>
    <style:style style:name="P23" style:family="paragraph" style:parent-style-name="Standard" style:list-style-name="L2">
      <style:paragraph-properties fo:text-align="justify" style:justify-single-word="false"/>
      <style:text-properties fo:color="#000000" loext:opacity="100%" style:font-name="Tahoma" fo:font-size="8pt" officeooo:paragraph-rsid="000defb2"/>
    </style:style>
    <style:style style:name="P24" style:family="paragraph" style:parent-style-name="Standard" style:list-style-name="L2">
      <style:paragraph-properties fo:text-align="justify" style:justify-single-word="false"/>
      <style:text-properties fo:color="#000000" loext:opacity="100%" style:font-name="Tahoma" fo:font-size="8pt" officeooo:paragraph-rsid="001efea5"/>
    </style:style>
    <style:style style:name="P25" style:family="paragraph" style:parent-style-name="Standard" style:list-style-name="L2">
      <style:text-properties fo:color="#000000" loext:opacity="100%" style:font-name="Tahoma" fo:font-size="8pt"/>
    </style:style>
    <style:style style:name="P26" style:family="paragraph" style:parent-style-name="Standard">
      <style:paragraph-properties fo:text-align="justify" style:justify-single-word="false"/>
      <style:text-properties fo:color="#000000" loext:opacity="100%" style:font-name="Tahoma2" fo:font-size="8pt" style:font-size-asian="8pt" style:font-size-complex="8pt"/>
    </style:style>
    <style:style style:name="P27" style:family="paragraph" style:parent-style-name="Standard" style:list-style-name="L1">
      <style:paragraph-properties fo:text-align="justify" style:justify-single-word="false"/>
      <style:text-properties fo:color="#000000" loext:opacity="100%" style:font-name="Tahoma2" fo:font-size="8pt" officeooo:paragraph-rsid="001e4564" style:font-size-asian="8pt" style:font-size-complex="8pt"/>
    </style:style>
    <style:style style:name="P28" style:family="paragraph" style:parent-style-name="Standard" style:list-style-name="L1">
      <style:paragraph-properties fo:text-align="justify" style:justify-single-word="false"/>
      <style:text-properties fo:color="#000000" loext:opacity="100%" style:font-name="Tahoma2" fo:font-size="8pt" officeooo:paragraph-rsid="001efea5" style:font-size-asian="8pt" style:font-size-complex="8pt"/>
    </style:style>
    <style:style style:name="P29" style:family="paragraph" style:parent-style-name="Standard">
      <style:paragraph-properties fo:text-align="start" style:justify-single-word="false"/>
      <style:text-properties fo:color="#000000" loext:opacity="100%" style:font-name="Tahoma3" fo:font-size="8pt" fo:font-weight="bold" officeooo:rsid="000defb2" officeooo:paragraph-rsid="000defb2"/>
    </style:style>
    <style:style style:name="P30" style:family="paragraph" style:parent-style-name="Standard">
      <style:paragraph-properties fo:text-align="justify" style:justify-single-word="false"/>
      <style:text-properties fo:color="#000000" loext:opacity="100%" style:font-name="Tahoma3" fo:font-size="8pt" fo:font-weight="bold" style:font-size-asian="8pt" style:font-size-complex="8pt"/>
    </style:style>
    <style:style style:name="P31" style:family="paragraph" style:parent-style-name="Standard">
      <style:paragraph-properties fo:text-align="justify" style:justify-single-word="false"/>
      <style:text-properties fo:color="#000000" loext:opacity="100%" style:font-name="Tahoma3" fo:font-size="8pt" fo:font-weight="bold" officeooo:paragraph-rsid="000defb2" style:font-size-asian="8pt" style:font-size-complex="8pt"/>
    </style:style>
    <style:style style:name="P32"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33"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34" style:family="paragraph" style:parent-style-name="Standard">
      <style:paragraph-properties fo:text-align="center" style:justify-single-word="false"/>
      <style:text-properties fo:color="#000000" loext:opacity="100%" style:font-name="Tahoma3" fo:font-size="8pt" fo:font-weight="bold" officeooo:paragraph-rsid="001efea5" style:font-size-asian="8pt" style:font-weight-asian="bold"/>
    </style:style>
    <style:style style:name="P35"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36" style:family="paragraph" style:parent-style-name="Standard">
      <style:paragraph-properties fo:text-align="center" style:justify-single-word="false"/>
      <style:text-properties fo:color="#000000" loext:opacity="100%" style:font-name="Tahoma3" fo:font-size="8pt" fo:font-weight="bold" officeooo:rsid="0015f107" officeooo:paragraph-rsid="001efea5" style:font-size-asian="8pt" style:font-weight-asian="bold"/>
    </style:style>
    <style:style style:name="P37" style:family="paragraph" style:parent-style-name="Standard">
      <style:paragraph-properties fo:text-align="center" style:justify-single-word="false"/>
      <style:text-properties fo:color="#000000" loext:opacity="100%" style:font-name="Tahoma3" fo:font-size="8pt" fo:font-weight="bold" officeooo:rsid="001ec5b3" officeooo:paragraph-rsid="00214aae" style:font-size-asian="8pt" style:font-weight-asian="bold"/>
    </style:style>
    <style:style style:name="P38" style:family="paragraph" style:parent-style-name="Standard">
      <style:paragraph-properties fo:text-align="center" style:justify-single-word="false"/>
      <style:text-properties fo:color="#000000" loext:opacity="100%" style:font-name="Tahoma3" fo:font-size="8pt" fo:font-weight="bold" officeooo:rsid="001ec5b3" officeooo:paragraph-rsid="001efea5" style:font-size-asian="8pt" style:font-weight-asian="bold"/>
    </style:style>
    <style:style style:name="P39" style:family="paragraph" style:parent-style-name="Standard" style:list-style-name="L3">
      <style:paragraph-properties fo:text-align="justify" style:justify-single-word="false"/>
      <style:text-properties fo:color="#000000" loext:opacity="100%" style:font-name="Tahoma3" fo:font-size="8pt" officeooo:paragraph-rsid="001d5f49" style:font-size-asian="8pt" style:font-size-complex="8pt"/>
    </style:style>
    <style:style style:name="P40" style:family="paragraph" style:parent-style-name="Standard">
      <style:paragraph-properties fo:text-align="justify" style:justify-single-word="false"/>
      <style:text-properties fo:color="#000000" loext:opacity="100%" style:font-name="Tahoma3" fo:font-size="8pt" officeooo:paragraph-rsid="001efea5" style:font-size-asian="8pt" style:font-size-complex="8pt"/>
    </style:style>
    <style:style style:name="P41" style:family="paragraph" style:parent-style-name="Standard">
      <style:paragraph-properties fo:text-align="center" style:justify-single-word="false"/>
      <style:text-properties fo:color="#000000" loext:opacity="100%" style:font-name="Tahoma3" fo:font-size="8pt" fo:font-weight="normal" officeooo:rsid="0015f107" style:font-size-asian="8pt" style:font-weight-asian="normal" style:font-weight-complex="normal"/>
    </style:style>
    <style:style style:name="P42"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43" style:family="paragraph" style:parent-style-name="Standard" style:list-style-name="L2">
      <style:text-properties fo:color="#000000" loext:opacity="100%" style:font-name="Tahoma2" fo:font-size="8pt" officeooo:paragraph-rsid="001efea5" style:font-size-asian="8pt" style:font-size-complex="8pt"/>
    </style:style>
    <style:style style:name="P44" style:family="paragraph" style:parent-style-name="Standard" style:list-style-name="L2">
      <style:paragraph-properties fo:text-align="justify" style:justify-single-word="false"/>
      <style:text-properties officeooo:paragraph-rsid="000defb2"/>
    </style:style>
    <style:style style:name="P45" style:family="paragraph" style:parent-style-name="Standard" style:list-style-name="L2">
      <style:paragraph-properties fo:text-align="justify" style:justify-single-word="false"/>
      <style:text-properties officeooo:paragraph-rsid="001efea5"/>
    </style:style>
    <style:style style:name="P46" style:family="paragraph" style:parent-style-name="Standard" style:list-style-name="L3">
      <style:paragraph-properties fo:text-align="justify" style:justify-single-word="false"/>
      <style:text-properties style:font-name="Tahoma3" fo:font-size="8pt" officeooo:paragraph-rsid="001d5f49" style:font-size-asian="8pt" style:font-size-complex="8pt"/>
    </style:style>
    <style:style style:name="P47" style:family="paragraph" style:parent-style-name="Standard">
      <style:paragraph-properties fo:text-align="justify" style:justify-single-word="false"/>
      <style:text-properties style:font-name="Tahoma3" fo:font-size="8pt" officeooo:paragraph-rsid="0020a0d2" style:font-size-asian="8pt" style:font-size-complex="8pt"/>
    </style:style>
    <style:style style:name="P48" style:family="paragraph" style:parent-style-name="Standard">
      <style:paragraph-properties fo:text-align="center" style:justify-single-word="false"/>
      <style:text-properties style:font-name="Tahoma3" fo:font-size="8pt"/>
    </style:style>
    <style:style style:name="P49" style:family="paragraph" style:parent-style-name="Standard">
      <style:paragraph-properties fo:text-align="center" style:justify-single-word="false"/>
      <style:text-properties style:font-name="Tahoma3" fo:font-size="8pt" officeooo:paragraph-rsid="001efea5"/>
    </style:style>
    <style:style style:name="P50" style:family="paragraph" style:parent-style-name="Standard">
      <style:paragraph-properties fo:text-align="justify" style:justify-single-word="false"/>
      <style:text-properties style:font-name="Tahoma2" fo:font-size="8pt" officeooo:paragraph-rsid="001efea5" style:font-size-asian="8pt" style:font-size-complex="8pt"/>
    </style:style>
    <style:style style:name="P51" style:family="paragraph" style:parent-style-name="Standard">
      <style:text-properties style:font-name="Tahoma2" fo:font-size="8pt" officeooo:paragraph-rsid="001efea5" style:font-size-asian="8pt" style:font-size-complex="8pt"/>
    </style:style>
    <style:style style:name="P52" style:family="paragraph" style:parent-style-name="Standard">
      <style:paragraph-properties fo:text-align="center" style:justify-single-word="false"/>
      <style:text-properties fo:font-size="8pt" fo:font-weight="bold" officeooo:paragraph-rsid="00214aae" style:font-size-asian="8pt" style:font-weight-asian="bold" style:font-size-complex="8pt" style:font-weight-complex="bold"/>
    </style:style>
    <style:style style:name="P53" style:family="paragraph" style:parent-style-name="Standard">
      <style:paragraph-properties fo:text-align="center" style:justify-single-word="false"/>
      <style:text-properties fo:font-size="8pt" fo:font-weight="bold" officeooo:paragraph-rsid="001efea5" style:font-size-asian="8pt" style:font-weight-asian="bold" style:font-size-complex="8pt" style:font-weight-complex="bold"/>
    </style:style>
    <style:style style:name="P54" style:family="paragraph" style:parent-style-name="Standard">
      <style:paragraph-properties fo:text-align="center" style:justify-single-word="false"/>
      <style:text-properties style:font-name="Tahoma2" fo:font-size="8pt" fo:font-weight="bold" officeooo:paragraph-rsid="00214aae" style:font-size-asian="8pt" style:font-weight-asian="bold" style:font-size-complex="8pt" style:font-weight-complex="bold"/>
    </style:style>
    <style:style style:name="P55" style:family="paragraph" style:parent-style-name="Standard">
      <style:paragraph-properties fo:text-align="center" style:justify-single-word="false"/>
      <style:text-properties style:font-name="Tahoma2" fo:font-size="8pt" fo:font-weight="bold" officeooo:paragraph-rsid="001efea5" style:font-size-asian="8pt" style:font-weight-asian="bold" style:font-size-complex="8pt" style:font-weight-complex="bold"/>
    </style:style>
    <style:style style:name="P56" style:family="paragraph" style:parent-style-name="Standard">
      <style:text-properties officeooo:paragraph-rsid="001efea5"/>
    </style:style>
    <style:style style:name="P57"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14aae"/>
    </style:style>
    <style:style style:name="P58"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1efea5"/>
    </style:style>
    <style:style style:name="P59" style:family="paragraph" style:parent-style-name="Text_20_body">
      <style:paragraph-properties fo:margin-top="0cm" fo:margin-bottom="0.007cm" style:contextual-spacing="false" fo:text-align="center" style:justify-single-word="false"/>
      <style:text-properties style:font-name="Tahoma2" fo:font-size="6pt" officeooo:paragraph-rsid="00214aae" style:font-size-asian="6pt" style:font-size-complex="6pt"/>
    </style:style>
    <style:style style:name="P60" style:family="paragraph" style:parent-style-name="Text_20_body">
      <style:paragraph-properties fo:margin-top="0cm" fo:margin-bottom="0cm" style:contextual-spacing="false" fo:text-align="center" style:justify-single-word="false"/>
      <style:text-properties style:font-name="Tahoma2" fo:font-size="6pt" officeooo:paragraph-rsid="00214aae" style:font-size-asian="6pt" style:font-size-complex="6pt"/>
    </style:style>
    <style:style style:name="P61" style:family="paragraph" style:parent-style-name="Text_20_body">
      <style:paragraph-properties fo:margin-top="0cm" fo:margin-bottom="0.007cm" style:contextual-spacing="false" fo:text-align="center" style:justify-single-word="false"/>
      <style:text-properties style:font-name="Tahoma2" fo:font-size="6pt" officeooo:paragraph-rsid="001efea5" style:font-size-asian="6pt" style:font-size-complex="6pt"/>
    </style:style>
    <style:style style:name="P62" style:family="paragraph" style:parent-style-name="Text_20_body">
      <style:paragraph-properties fo:margin-top="0cm" fo:margin-bottom="0cm" style:contextual-spacing="false" fo:text-align="center" style:justify-single-word="false"/>
      <style:text-properties style:font-name="Tahoma2" fo:font-size="6pt" officeooo:paragraph-rsid="001efea5" style:font-size-asian="6pt" style:font-size-complex="6pt"/>
    </style:style>
    <style:style style:name="P63" style:family="paragraph">
      <loext:graphic-properties draw:fill="none"/>
    </style:style>
    <style:style style:name="T1" style:family="text">
      <style:text-properties officeooo:rsid="0014a908"/>
    </style:style>
    <style:style style:name="T2" style:family="text">
      <style:text-properties fo:color="#000000" loext:opacity="100%"/>
    </style:style>
    <style:style style:name="T3" style:family="text">
      <style:text-properties fo:color="#000000" loext:opacity="100%" style:font-name="Tahoma" fo:font-size="8pt"/>
    </style:style>
    <style:style style:name="T4" style:family="text">
      <style:text-properties fo:color="#000000" loext:opacity="100%" style:font-name="Tahoma" fo:font-size="8pt" fo:font-weight="normal" style:font-size-asian="8pt" style:font-weight-asian="normal" style:font-size-complex="8pt" style:font-weight-complex="normal"/>
    </style:style>
    <style:style style:name="T5" style:family="text">
      <style:text-properties fo:color="#000000" loext:opacity="100%" style:font-name="Tahoma-Bold" fo:font-size="8pt" fo:font-weight="bold"/>
    </style:style>
    <style:style style:name="T6" style:family="text">
      <style:text-properties fo:color="#000000" loext:opacity="100%" style:font-name="Tahoma3" fo:font-size="8pt"/>
    </style:style>
    <style:style style:name="T7" style:family="text">
      <style:text-properties fo:color="#000000" loext:opacity="100%" style:font-name="Tahoma3" fo:font-size="8pt" fo:font-weight="bold"/>
    </style:style>
    <style:style style:name="T8" style:family="text">
      <style:text-properties fo:color="#000000" loext:opacity="100%" style:font-name="Tahoma3" fo:font-weight="bold" officeooo:rsid="001ec5b3"/>
    </style:style>
    <style:style style:name="T9" style:family="text">
      <style:text-properties fo:color="#000000" loext:opacity="100%" style:font-name="Tahoma1" fo:font-style="normal" fo:font-weight="normal" style:font-size-asian="8pt" style:font-style-asian="normal" style:font-weight-asian="normal"/>
    </style:style>
    <style:style style:name="T10" style:family="text">
      <style:text-properties fo:color="#000000" loext:opacity="100%" style:font-name="Tahoma1" fo:font-style="normal" fo:font-weight="bold" style:font-size-asian="8pt" style:font-style-asian="normal" style:font-weight-asian="bold"/>
    </style:style>
    <style:style style:name="T11" style:family="text">
      <style:text-properties fo:color="#000000" loext:opacity="100%" style:font-name="Tahoma1" fo:font-weight="bold" style:font-size-asian="8pt" style:font-weight-asian="bold"/>
    </style:style>
    <style:style style:name="T12" style:family="text">
      <style:text-properties fo:color="#000000" loext:opacity="100%" fo:font-weight="bold"/>
    </style:style>
    <style:style style:name="T13" style:family="text">
      <style:text-properties fo:color="#000000" loext:opacity="100%" fo:font-weight="bold" style:font-size-asian="8pt" style:font-weight-asian="bold"/>
    </style:style>
    <style:style style:name="T14" style:family="text">
      <style:text-properties fo:color="#000000" loext:opacity="100%" fo:font-weight="bold" style:font-size-asian="7pt"/>
    </style:style>
    <style:style style:name="T15" style:family="text">
      <style:text-properties fo:color="#000000" loext:opacity="100%" fo:font-weight="bold" style:font-weight-asian="bold" style:font-weight-complex="bold"/>
    </style:style>
    <style:style style:name="T16" style:family="text">
      <style:text-properties fo:color="#000000" loext:opacity="100%" fo:font-weight="normal" style:font-weight-asian="normal" style:font-weight-complex="normal"/>
    </style:style>
    <style:style style:name="T17" style:family="text">
      <style:text-properties fo:color="#000000" loext:opacity="100%" style:font-name="Tahoma2" fo:font-size="8pt" style:font-size-asian="8pt" style:font-size-complex="8pt"/>
    </style:style>
    <style:style style:name="T18" style:family="text">
      <style:text-properties fo:color="#000000" loext:opacity="100%" style:font-name="Tahoma2" fo:font-weight="normal" style:font-weight-asian="normal" style:font-weight-complex="normal"/>
    </style:style>
    <style:style style:name="T19" style:family="text">
      <style:text-properties fo:color="#000000" loext:opacity="100%" style:font-name="Tahoma3" fo:font-style="normal" fo:font-weight="normal" style:font-style-asian="normal" style:font-weight-asian="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style:font-name="Tahoma3"/>
    </style:style>
    <style:style style:name="T23" style:family="text">
      <style:text-properties style:font-name="Tahoma3" fo:font-weight="bold"/>
    </style:style>
    <style:style style:name="T24" style:family="text">
      <style:text-properties style:font-name="Tahoma3" fo:font-weight="bold" officeooo:rsid="001ec5b3" style:font-weight-asian="bold" style:font-weight-complex="bold"/>
    </style:style>
    <style:style style:name="T25" style:family="text">
      <style:text-properties style:font-name="Tahoma" officeooo:rsid="001ec5b3"/>
    </style:style>
    <style:style style:name="T26" style:family="text">
      <style:text-properties fo:font-weight="normal" style:font-weight-asian="normal" style:font-weight-complex="normal"/>
    </style:style>
    <style:style style:name="T27" style:family="text">
      <style:text-properties officeooo:rsid="001ec5b3"/>
    </style:style>
    <style:style style:name="T28" style:family="text">
      <style:text-properties style:font-name="Tahoma2" style:font-size-asian="8pt" style:font-size-complex="8pt"/>
    </style:style>
    <style:style style:name="T29" style:family="text">
      <style:text-properties style:font-name="Tahoma2"/>
    </style:style>
    <style:style style:name="T30" style:family="text">
      <style:text-properties style:font-name="Tahoma2" style:text-underline-style="none"/>
    </style:style>
    <style:style style:name="T31" style:family="text">
      <style:text-properties style:font-name="Tahoma2" fo:language="zxx" fo:country="none" style:font-size-asian="8pt"/>
    </style:style>
    <style:style style:name="T32" style:family="text">
      <style:text-properties style:font-size-asian="6pt" style:font-size-complex="6pt"/>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7d7d7d" draw:stroke-linejoin="miter" svg:stroke-linecap="butt" draw:fill="none" fo:padding-top="0.053cm" fo:padding-bottom="0.053cm" fo:padding-left="0.053cm" fo:padding-right="0.053cm"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a4" draw:style-name="gr1" draw:text-style-name="P63" svg:x1="1.763cm" svg:y1="2.134cm" svg:x2="19.826cm" svg:y2="2.134cm">
        <text:p/>
      </draw:line>
      <text:p text:style-name="P50"><text:span text:style-name="T2">CONTRATO </text:span><text:span text:style-name="T12">INDIVIDUAL DE TRABAJO POR TIEMPO DETERMINADO</text:span><text:span text:style-name="T2"> QUE CELEBRAN POR UNA PARTE </text:span><text:span text:style-name="T12">ESTACIÓN GOURMET</text:span><text:span text:style-name="T2">, A QUIEN EN LO SUCESIVO SE LE DENOMINARÁ COMO “</text:span><text:span text:style-name="T12">EL PATRÓN”</text:span><text:span text:style-name="T2"> REPRESENTADA EN ESTE ACTO POR EL COORDINADOR DE ENTIDADES PRODUCTIVAS PARA LA GENERACIÓN DE RECURSOS COMPLEMENTARIOS, EL </text:span><text:span text:style-name="T8">paramCoordinador</text:span><text:span text:style-name="T2">, Y POR LA OTRA LA </text:span><text:span text:style-name="T15">C.</text:span><text:span text:style-name="T2"> </text:span><text:span text:style-name="T14">paramNombre</text:span><text:span text:style-name="T2"> A QUIEN EN LO SUCESIVO Y PARA LOS EFECTOS DE ESTE CONTRATO SE LE DENOMINARÁ COMO “</text:span><text:span text:style-name="T12">EL TRABAJADOR”</text:span><text:span text:style-name="T2"> CONFORME AL TENOR DE LAS SIGUIENTES DECLARACIONES Y CLÁUSULAS: </text:span></text:p>
      <text:p text:style-name="P26"><text:s/></text:p>
      <text:p text:style-name="P4"><text:s/></text:p>
      <text:p text:style-name="P15"/>
      <text:p text:style-name="P7">DECLARACIONES</text:p>
      <text:p text:style-name="P29">Declara “EL PATRÓN” por medio de su representante: </text:p>
      <text:list xml:id="list3845747018" text:style-name="L1">
        <text:list-item>
          <text:p text:style-name="P27">Que la Universidad de Guadalajara, es un organismo público descentralizado del Gobierno del Estado de Jalisco con autonomía, personalidad jurídica y patrimonio propios, de conformidad con lo dispuesto en el artículo 1º de su Ley Orgánica, promulgada por el Ejecutivo local el día 15 de enero de 1994, en ejecución del decreto número 15319 del H. Congreso del Estado de Jalisco.</text:p>
          <text:p text:style-name="P27"/>
        </text:list-item>
        <text:list-item>
          <text:p text:style-name="P27">Que el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p text:style-name="P27"/>
        </text:list-item>
        <text:list-item>
          <text:p text:style-name="P28">Que el <text:span text:style-name="T25">paramCoordinador</text:span>,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p text:style-name="P27"/>
        </text:list-item>
        <text:list-item>
          <text:p text:style-name="P27">Que de conformidad a las fracciones XI y XV del artículo 6 de su Ley Orgánica, tiene atribuciones de administrar su patrimonio y crear organismos de vinculación y expresión social, por lo que mediante dictamen número II/2019/219, emitido por el H. Consejo General Universitario con fecha 26 de marzo de 2019, se creó “Estacion Gourmet”, la cual tiene por objeto: Gestionar, proporcionar, administrar, promover, difundir, comercializar productos y servicios gastronómicos, vinculados a la formación académica, comercial, tecnológica, innovación, sustentabilidad y difusión cultural de las artes culinarias a nivel interno, estatal nacional e internacional; Comercializar los servicios de alimentos y bebidas así como los servicios de catering; ya sea por si misma o a través de un tercero; Proporcionar servicios de consultoría y asesoría gastronómica, técnica, sustentable, comercial, mercadológica y de estrategia de negocios, en todas las etapas y aspectos relacionados con la industria gastronómica a nivel estatal, nacional e internacional; Establecer modelos operativos que permitan una cadena productiva gastronómica y todos sus componentes de manera sostenible y sustentable; Generar alianzas estratégicas de negocios con los sectores inherentes al proceso industria gastronómica y turística; Conformar un Consejo Asesor Internacional; Ofrecer otros estudios, servicios, proyectos especializados y de expansión como: servicios out doors, servicios inside doors, comercio electrónico; revisiones, auditorías, asesoría técnica en adecuación de espacios y equipamiento, estudios de consumo, certificación de productos, neuromarketing, asesoría en plan de medios, gestión; presentación de productos gastronómicos, reconocimientos, festivales, ferias, congresos, convenciones, conferencias, campeonatos, muestras culinarias, conciertos, secciones cinematográficas, campamentos de verano, entre otros; Organizar todo tipo de actividades relacionadas, tendientes o necesarias para cumplir con el objeto de ser un ente cultural, de difusión del conocimiento y extensión de la cultura; las demás que por su naturaleza le correspondan.</text:p>
          <text:p text:style-name="P27"/>
        </text:list-item>
        <text:list-item>
          <text:p text:style-name="P28">Que designa como responsable para la ejecución de este contrato al Director de Estación Gourmet, <text:span text:style-name="T24">paramDirector</text:span>.</text:p>
          <text:p text:style-name="P27"/>
        </text:list-item>
        <text:list-item>
          <text:p text:style-name="P27">Que señala como domicilio legal el ubicado en la Avenida Juárez número 976, Zona Centro, en Guadalajara, Jalisco.</text:p>
          <text:p text:style-name="P27"/>
        </text:list-item>
        <text:list-item>
          <text:p text:style-name="P27">Que señala como domicilio para efectos del presente en Ignacio Jacobo Número 39, en el Parque Industrial Los Belenes, en Zapopan, Jalisco.</text:p>
        </text:list-item>
      </text:list>
      <text:p text:style-name="P10"/>
      <text:p text:style-name="P3"><text:span text:style-name="T22">Declara “</text:span><text:span text:style-name="T23">EL TRABAJADOR”</text:span> bajo protesta de decir verdad: </text:p>
      <text:list xml:id="list88681859" text:style-name="L2">
        <text:list-item>
          <text:p text:style-name="P22">Que sus generales son los siguientes: </text:p>
          <text:list>
            <text:list-item>
              <text:list>
                <text:list-header>
                  <text:p text:style-name="P24">a) Nacionalidad<text:span text:style-name="T28">: paramNacionalidad </text:span></text:p>
                </text:list-header>
              </text:list>
            </text:list-item>
          </text:list>
          <text:p text:style-name="P43"><text:tab/>b) Fecha de nacimiento: paramFechaNacimiento</text:p>
          <text:p text:style-name="P43"><text:tab/>c) Sexo: paramGenero</text:p>
          <text:p text:style-name="P43"><text:tab/>d) Estado Civil: paramEstadoCivil </text:p>
          <text:p text:style-name="P43"><text:tab/>e) Domicilio: paramDomicilio</text:p>
          <text:p text:style-name="P43"><text:tab/>f) Escolaridad: paramGradoEstudio</text:p>
          <text:p text:style-name="P43"><text:tab/>g) CURP: paramCurp</text:p>
          <text:p text:style-name="P43"><text:tab/>h) RFC: paramRfc</text:p>
          <text:p text:style-name="P25"/>
        </text:list-item>
        <text:list-item>
          <text:p text:style-name="P23">Que designa como beneficiarios, para el pago de los salarios y prestaciones devengadas y no cobradas, para el caso de fallecimiento o desaparición, a las siguientes personas: </text:p>
          <text:p text:style-name="P45"><text:span text:style-name="T3"><text:tab/></text:span><text:span text:style-name="T5">Nombre: </text:span><text:span text:style-name="T4">benNombre</text:span><text:span text:style-name="T3"> <text:tab/><text:tab/></text:span><text:span text:style-name="T5">Parentesco: </text:span><text:span text:style-name="T4">benParentesco</text:span><text:span text:style-name="T3"> <text:tab/><text:tab/></text:span><text:span text:style-name="T5">Porcentaje: </text:span><text:span text:style-name="T4">benPorc</text:span><text:span text:style-name="T3"> </text:span></text:p>
          <text:p text:style-name="P23"/>
        </text:list-item>
        <text:list-item>
          <text:p text:style-name="P44"><text:soft-page-break/><text:span text:style-name="T3">Declara </text:span><text:span text:style-name="T6">“</text:span><text:span text:style-name="T7">EL TRABAJADOR”</text:span><text:span text:style-name="T3"> tener los conocimientos, aptitudes, facultades y experiencia necesarios para desempeñar las funciones que se detallan en la cláusula primera y que es su voluntad desempeñar dicho puesto en servicio de </text:span><text:span text:style-name="T6">“</text:span><text:span text:style-name="T7">EL PATRÓN”</text:span><text:span text:style-name="T3">.</text:span></text:p>
        </text:list-item>
      </text:list>
      <text:p text:style-name="P3"/>
      <text:p text:style-name="P3">En consideración a las declaraciones que anteceden, convienen las partes en celebrar las siguientes:</text:p>
      <text:p text:style-name="P3"/>
      <text:p text:style-name="P6">CLÁUSULAS:</text:p>
      <text:p text:style-name="P18"><text:span text:style-name="T12">PRIMERA.- “EL TRABAJADOR”</text:span><text:span text:style-name="T2"> conviene prestar sus servicios personales subordinados a </text:span><text:span text:style-name="T12">EDITORIAL UNIVERSITARIA</text:span><text:span text:style-name="T2">, sujetándose a la dirección, vigilancia o instrucciones que reciba de “</text:span><text:span text:style-name="T12">EL PATRÓN”</text:span><text:span text:style-name="T2"> a través de la Directora de </text:span><text:span text:style-name="T12">EDITORIAL UNIVERSITARIA</text:span><text:span text:style-name="T2">, para el </text:span></text:p>
      <text:p text:style-name="P51"><text:span text:style-name="T2">desempeño de sus labores, obligándose a atender todas las actividades inherentes a su ocupación principal, eso es como </text:span><text:span text:style-name="T12">paramPuesto</text:span><text:span text:style-name="T2">. </text:span></text:p>
      <text:p text:style-name="P19"/>
      <text:p text:style-name="P19"><text:span text:style-name="T2">Las partes acuerdan que “</text:span><text:span text:style-name="T12">EL TRABAJADOR”</text:span><text:span text:style-name="T2"> será responsable de Dirigir la Editorial y posicionarla como una empresa autosustentable, de </text:span></text:p>
      <text:p text:style-name="Standard"><text:span text:style-name="T17">igual manea deberá realizar las siguientes actividades: </text:span><text:span text:style-name="T3"><text:s/></text:span></text:p>
      <text:p text:style-name="P5"><text:tab/>paramActividades</text:p>
      <text:p text:style-name="P8"/>
      <text:p text:style-name="P11"><text:span text:style-name="T20">SEGUNDA .-“EL TRABAJADOR”</text:span><text:span text:style-name="T26"> conviene en que prestará sus servicios en las instalaciones de Estación Gourmet o en cualquier domicilio <text:s/></text:span>dentro de la misma entidad federativa en donde “EL PATRÓN” por su objeto requiera de sus servicios personales.</text:p>
      <text:p text:style-name="P11"/>
      <text:p text:style-name="P17"><text:span text:style-name="T12">TERCERA.-</text:span><text:span text:style-name="T2"> Toda vez que el pago del salario se realiza conforme a la labor principal de “</text:span><text:span text:style-name="T12">EL TRABAJADOR”</text:span><text:span text:style-name="T2">, las partes acuerdan que “</text:span><text:span text:style-name="T12">EL <text:s/>PATRÓN”</text:span><text:span text:style-name="T2"> podrá realizar modificación de las condiciones de trabajo, conforme el desempeño de “</text:span><text:span text:style-name="T12">EL TRABAJADOR”</text:span><text:span text:style-name="T2">, así como de las <text:s/>necesidades de la entidad; para lo cual “</text:span><text:span text:style-name="T12">EL PATRÓN”</text:span><text:span text:style-name="T2"> podrá realizar cada tres meses una revisión del desempeño de funciones de “</text:span><text:span text:style-name="T12">EL <text:s/>TRABAJADOR”</text:span><text:span text:style-name="T2"> y del sueldo, a efecto de valorar la continuidad del puesto cuando concurran circunstancias que la justifiquen. </text:span></text:p>
      <text:p text:style-name="P17"/>
      <text:p text:style-name="P40">CUARTA.- El presente contrato será por TIEMPO DETERMINADO comenzando a surtir efectos a partir del <text:span text:style-name="T29">paramFechaInicio</text:span>, concluyendo el <text:span text:style-name="T30">paramFechaFin</text:span>, de conformidad con lo dispuesto por los artículos 31 y 35 de la Ley Federal del Trabajo. </text:p>
      <text:p text:style-name="P12"/>
      <text:p text:style-name="P47"><text:span text:style-name="T12">QUINTA.-</text:span><text:span text:style-name="T2"> Las partes convienen en que “</text:span><text:span text:style-name="T12">EL TRABAJADOR”</text:span><text:span text:style-name="T2"> percibirá por los servicios prestados objeto de este contrato, la cantidad de <text:s/></text:span><text:span text:style-name="T18">paramSueldo</text:span><text:span text:style-name="T2"> menos deducciones, como salario mensual, suma que incluye el pago de los séptimos días y el correspondiente a los días de descanso obligatorio. El pago será quincenal y deberá hacerse a más tardar los días 14 (catorce) y penúltimo de cada mes y se realizará por medio electrónico a través de depósito en tarjeta de débito. </text:span></text:p>
      <text:p text:style-name="P17"/>
      <text:p text:style-name="P12">El pago tendrá un incremento conforme al incremento que realice la Universidad de Guadalajara, misma que se sumará a sus ingresos, menos deducciones. Dicho incremento será retroactivo al primero de enero en el momento de ser, y estará vigente hasta la terminación del contrato.</text:p>
      <text:p text:style-name="P12"/>
      <text:p text:style-name="P47"><text:span text:style-name="T12">SEXTA.-</text:span><text:span text:style-name="T2"> Las partes acuerdan, que “</text:span><text:span text:style-name="T12">EL TRABAJADOR”</text:span><text:span text:style-name="T2"> realizará sus labores en una jornada </text:span><text:span text:style-name="T19">paramCargaHoraria</text:span><text:span text:style-name="T2">, por lo que deberá descansar un día por cada seis laborados. Su día de descanso le será notificado por su jefe inmediato. </text:span></text:p>
      <text:p text:style-name="P17"/>
      <text:p text:style-name="P17"><text:span text:style-name="T2">Durante la jornada de trabajo “</text:span><text:span text:style-name="T12">EL TRABAJADOR”</text:span><text:span text:style-name="T2"> podrá disponer de 30 minutos para tomar sus alimentos y/o descansar, ese tiempo será </text:span></text:p>
      <text:p text:style-name="P12">considerado como tiempo efectivamente trabajado.</text:p>
      <text:p text:style-name="P12"/>
      <text:p text:style-name="P17"><text:span text:style-name="T12">SÉPTIMA.</text:span><text:span text:style-name="T2"> - En los términos de la cláusula anterior, “</text:span><text:span text:style-name="T12">EL TRABAJADOR”</text:span><text:span text:style-name="T2"> otorga expresamente su consentimiento para que “</text:span><text:span text:style-name="T12">EL PATRÓN” </text:span><text:span text:style-name="T2">señale y varié los horarios de trabajo dentro de los cuales deberá laborar “</text:span><text:span text:style-name="T12">EL TRABAJADOR”</text:span><text:span text:style-name="T2">, de acuerdo con las necesidades de servicio. </text:span></text:p>
      <text:p text:style-name="P30"/>
      <text:p text:style-name="P17"><text:span text:style-name="T12">OCTAVA.-</text:span><text:span text:style-name="T2"> En caso de que “</text:span><text:span text:style-name="T12">EL TRABAJADOR”</text:span><text:span text:style-name="T2"> tenga que laborar mayor tiempo del que fija su jornada de conformidad con la cláusula sexta, deberá recabar previamente una constancia escrita de “</text:span><text:span text:style-name="T12">EL PATRÓN”</text:span><text:span text:style-name="T2"> autorizándolo para laborar tiempo extraordinario. Sin este requisito no estará autorizado para prestar sus servicios en jornada extraordinaria.</text:span></text:p>
      <text:p text:style-name="P17"/>
      <text:p text:style-name="P17"><text:span text:style-name="T12">NOVENA.- “EL TRABAJADOR”</text:span><text:span text:style-name="T2"> está obligado a checar su tarjeta o a firmar listas de asistencia, a la entrada y salida de sus labores, por lo que el incumplimiento de este requisito indicará la falta injustificada a sus labores, para todos los efectos legales.</text:span></text:p>
      <text:p text:style-name="P17"/>
      <text:p text:style-name="P17"><text:span text:style-name="T12">DÉCIMA.-</text:span><text:span text:style-name="T2"> La entrada a las labores se deberá realizar con puntualidad; “</text:span><text:span text:style-name="T12">EL PATRÓN”</text:span><text:span text:style-name="T2"> otorga a “</text:span><text:span text:style-name="T12">EL TRABAJADOR”</text:span><text:span text:style-name="T2"> tiempo de tolerancia si la entrada se hiciera después de 10 minutos de la hora señalada se considerará retardo. Después de 20 minutos se tomará como falta injustificada a sus labores. Cuando “</text:span><text:span text:style-name="T12">EL TRABAJADOR”</text:span><text:span text:style-name="T2"> haya acumulado tres retardos en un mes, deberá reponer el tiempo acumulado de esos retardos, si se niega será tomado como falta injustificada.</text:span></text:p>
      <text:p text:style-name="P17"/>
      <text:p text:style-name="P17"><text:span text:style-name="T12">DÉCIMA PRIMERA.-</text:span><text:span text:style-name="T2"> En caso de que “</text:span><text:span text:style-name="T12">EL TRABAJADOR”</text:span><text:span text:style-name="T2"> 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text:span text:style-name="T12">EL TRABAJADOR”</text:span><text:span text:style-name="T2">. </text:span></text:p>
      <text:p text:style-name="P30"/>
      <text:p text:style-name="P17"><text:span text:style-name="T12">DÉCIMA SEGUNDA.- “EL PATRÓN”</text:span><text:span text:style-name="T2"> cubrirá a “</text:span><text:span text:style-name="T12">EL TRABAJADOR”</text:span><text:span text:style-name="T2"> por concepto de prima vacacional el 25% del salario de “</text:span><text:span text:style-name="T12">EL TRABAJADOR”</text:span><text:span text:style-name="T2"> los cuales se entregarán en una sola partida, en los subsiguientes periodos vacacionales, según los periodos establecidos en la cláusula anterior. Este pago se sumará al importe de los salarios que le correspondan durante el periodo vacacional.</text:span></text:p>
      <text:p text:style-name="P31"/>
      <text:p text:style-name="P31"/>
      <text:p text:style-name="P17"><text:soft-page-break/><text:span text:style-name="T12">DÉCIMA TERCERA.-</text:span><text:span text:style-name="T2"> Las partes convienen en que “</text:span><text:span text:style-name="T12">EL TRABAJADOR”</text:span><text:span text:style-name="T2"> tendrá derecho anualmente a un aguinaldo proporcional a treinta días de salario nominal, que deberá pagársele a más tardar el 20 de diciembre de cada año. </text:span></text:p>
      <text:p text:style-name="P17"/>
      <text:p text:style-name="P17"><text:span text:style-name="T12">DÉCIMA CUARTA.- “EL TRABAJADOR”</text:span><text:span text:style-name="T2"> reconoce que todos los documentos y la información que sirve para la realización de sus funciones y los resultados derivados de ellas son propiedad de “</text:span><text:span text:style-name="T12">EL PATRÓN”</text:span><text:span text:style-name="T2"> y será de carácter confidencial. Es así que, además de las obligaciones que emanan de la naturaleza del acuerdo “</text:span><text:span text:style-name="T12">EL TRABAJADOR”</text:span><text:span text:style-name="T2"> estará obligado a: </text:span></text:p>
      <text:list text:style-name="L3">
        <text:list-item>
          <text:p text:style-name="P46"><text:span text:style-name="T16">Mantener la información confidencial en estricta reserva y no revelar ningún dato de la información a ninguna otra parte, relacionada o </text:span><text:span text:style-name="T2">no, sin el consentimiento previo escrito de “</text:span><text:span text:style-name="T12">EL PATRÓN”</text:span><text:span text:style-name="T2">. </text:span></text:p>
        </text:list-item>
        <text:list-item>
          <text:p text:style-name="P39">Divulgar la información confidencial únicamente a las personas autorizadas para su recepción dentro de la organización.</text:p>
        </text:list-item>
        <text:list-item>
          <text:p text:style-name="P46"><text:span text:style-name="T2">Tratar confidencialmente toda la información recibida directa o indirectamente de “</text:span><text:span text:style-name="T12">EL PATRÓN”</text:span><text:span text:style-name="T2">, y no utilizar ningún dato de esa información de ninguna manera distinta al propósito del presente acuerdo</text:span><text:span text:style-name="T16">.</text:span></text:p>
        </text:list-item>
        <text:list-item>
          <text:p text:style-name="P46"><text:span text:style-name="T16">N</text:span><text:span text:style-name="T2">o manejar, usar, explotar, o divulgar la información confidencial a ninguna persona o entidad por ningún motivo </text:span><text:span text:style-name="T16">en contravención a lo </text:span><text:span text:style-name="T2">dispuesto en este instrumento, salvo que sea expresamente autorizado por escrito a hacerlo por “</text:span><text:span text:style-name="T12">EL PATRÓN”</text:span><text:span text:style-name="T2">.</text:span></text:p>
        </text:list-item>
      </text:list>
      <text:p text:style-name="P11"/>
      <text:p text:style-name="P11">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 </text:p>
      <text:p text:style-name="P11"/>
      <text:p text:style-name="P12">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 </text:p>
      <text:p text:style-name="P12"/>
      <text:p text:style-name="P17"><text:span text:style-name="T12">DÉCIMA QUINTA.-</text:span><text:span text:style-name="T2"> En caso de que “</text:span><text:span text:style-name="T12">EL TRABAJADOR”</text:span><text:span text:style-name="T2">, deje de prestar sus servicios para “</text:span><text:span text:style-name="T12">EL PATRÓN”</text:span><text:span text:style-name="T2">, deberá entregar toda la información y/o documentación que se hubiera generado derivado de sus funciones, por lo que “</text:span><text:span text:style-name="T12">EL TRABAJADOR”</text:span><text:span text:style-name="T2"> se obliga a entregarla una vez que concluya su relación laboral, y en caso de no hacerlo se hará acreedor a las sanciones que imponga la ley, incluidos los pagos de daños y perjuicios. </text:span></text:p>
      <text:p text:style-name="P17"/>
      <text:p text:style-name="P17"><text:span text:style-name="T2">Queda establecido que si derivado de la actividad contratada, “</text:span><text:span text:style-name="T12">EL TRABAJADOR”</text:span><text:span text:style-name="T2"> viola algún derecho de propiedad intelectual de terceros, será su responsabilidad, por lo que se obliga a sacar en paz y a salvo a “</text:span><text:span text:style-name="T12">EL PATRÓN”</text:span><text:span text:style-name="T2"> de cualquier reclamación que se presente en este sentido, así como pagar los daños y perjuicios que ocasione.</text:span></text:p>
      <text:p text:style-name="P17"/>
      <text:p text:style-name="P17"><text:span text:style-name="T2">De igual forma, “</text:span><text:span text:style-name="T12">EL TRABAJADOR”</text:span><text:span text:style-name="T2"> estará obligado a firmar los documentos correspondientes cuando así se lo requiera “</text:span><text:span text:style-name="T12">EL PATRÓN”</text:span><text:span text:style-name="T2"> a efecto de realizar los registros correspondientes ante las autoridades en materia de propiedad intelectual, que considere convenientes esta </text:span></text:p>
      <text:p text:style-name="P12">última.</text:p>
      <text:p text:style-name="P12"/>
      <text:p text:style-name="P17"><text:span text:style-name="T12">DÉCIMA SEXTA.-</text:span><text:span text:style-name="T2">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text:span></text:p>
      <text:p text:style-name="P17"/>
      <text:p text:style-name="P40">Las partes enteradas del contenido y alcance del presente contrato manifiestan que en el mismo no existe mala fe, dolo, error o cualquier otro vicio de voluntad y lo firman por duplicado en compañía de los testigos, en la ciudad de Zapopan, Jalisco, el día <text:span text:style-name="T29">paramFechaInicio</text:span> quedando cada una de las partes con un ejemplar del presente.</text:p>
      <text:p text:style-name="P11"/>
      <text:p text:style-name="P13"/>
      <text:p text:style-name="P3"/>
      <text:p text:style-name="P3"/>
      <table:table table:name="Tabla2" table:style-name="Tabla2">
        <table:table-column table:style-name="Tabla2.A"/>
        <table:table-column table:style-name="Tabla2.B"/>
        <table:table-row>
          <table:table-cell table:style-name="Tabla2.A1" office:value-type="string">
            <text:p text:style-name="P16"><text:s/><text:span text:style-name="T9">Por </text:span><text:span text:style-name="T13">“CIA”</text:span></text:p>
            <text:p text:style-name="P33"/>
            <text:p text:style-name="P33"/>
            <text:p text:style-name="P33"/>
            <text:p text:style-name="P35">_________________________________________</text:p>
            <text:p text:style-name="P54"><text:span text:style-name="T27">paramCoordinador</text:span></text:p>
            <text:p text:style-name="P57"><text:span text:style-name="T32">Coordinador de Entidades Productivas para la Generación de Recursos Complementarios</text:span></text:p>
            <text:p text:style-name="P16"/>
          </table:table-cell>
          <table:table-cell table:style-name="Tabla2.A1" office:value-type="string">
            <text:p text:style-name="P16"><text:s/><text:span text:style-name="T9">Por </text:span><text:span text:style-name="T11">“EL TRABAJADOR”</text:span></text:p>
            <text:p text:style-name="P32"/>
            <text:p text:style-name="P32"/>
            <text:p text:style-name="P32"/>
            <text:p text:style-name="P35">_________________________________________</text:p>
            <text:p text:style-name="P52"><text:span text:style-name="T29">paramNombre</text:span></text:p>
          </table:table-cell>
        </table:table-row>
        <table:table-row>
          <table:table-cell table:style-name="Tabla2.A1" table:number-columns-spanned="2" office:value-type="string">
            <text:p text:style-name="P16"><text:s/><text:span text:style-name="T10">TESTIGOS</text:span></text:p>
          </table:table-cell>
          <table:covered-table-cell/>
        </table:table-row>
        <table:table-row>
          <table:table-cell table:style-name="Tabla2.A1" office:value-type="string">
            <text:p text:style-name="P32"/>
            <text:p text:style-name="P32"/>
            <text:p text:style-name="P32"/>
            <text:p text:style-name="P35">_________________________________________</text:p>
            <text:p text:style-name="P37">paramJefeUnidad</text:p>
            <text:p text:style-name="P59">Jefa de la Unidad de Administración y Finanzas de Entidades Productivas para la Generación de Recursos Complementarios</text:p>
          </table:table-cell>
          <table:table-cell table:style-name="Tabla2.A1" office:value-type="string">
            <text:p text:style-name="P32"/>
            <text:p text:style-name="P32"/>
            <text:p text:style-name="P32"/>
            <text:p text:style-name="P35">_________________________________________</text:p>
            <text:p text:style-name="P37">paramDirector</text:p>
            <text:p text:style-name="P60">Director de Hoteles y Club Deportivo de la Universidad de Guadalajara</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MP2" style:family="paragraph" style:parent-style-name="Standard">
      <style:paragraph-properties fo:text-align="end" style:justify-single-word="false"/>
      <style:text-properties fo:color="#000000" loext:opacity="100%" style:font-name="Tahoma" fo:font-size="8pt" officeooo:paragraph-rsid="0013758a"/>
    </style:style>
    <style:style style:name="MP3" style:family="paragraph" style:parent-style-name="Footer_20_right">
      <style:text-properties fo:font-size="8pt" style:font-size-asian="8pt" style:font-size-complex="8pt"/>
    </style:style>
    <style:style style:name="MP4"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0a0d2" style:font-size-asian="7pt" style:font-size-complex="8pt"/>
    </style:style>
    <style:style style:name="MP5" style:family="paragraph" style:parent-style-name="Footer">
      <style:paragraph-properties fo:text-align="end" style:justify-single-word="false"/>
      <style:text-properties style:font-name="Tahoma2" fo:font-size="8pt" fo:language="zxx" fo:country="none" officeooo:paragraph-rsid="0020a0d2" style:font-size-asian="8pt" style:font-size-complex="8pt"/>
    </style:style>
    <style:style style:name="MT1" style:family="text">
      <style:text-properties officeooo:rsid="0014a908"/>
    </style:style>
    <style:style style:name="MT2" style:family="text">
      <style:text-properties style:font-name="Tahoma2" fo:language="zxx" fo:country="none" style:font-size-asian="8pt"/>
    </style:style>
    <style:page-layout style:name="Mpm1">
      <style:page-layout-properties fo:page-width="21.59cm" fo:page-height="27.94cm" style:num-format="1" style:print-orientation="portrait" fo:margin-top="0.81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07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stación Gourmet </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table-cell table:style-name="Tabla1.A1" office:value-type="string">
              <text:p text:style-name="MP4"><text:span text:style-name="MT2">paramNombreFooter</text:span> </text:p>
            </table:table-cell>
            <table:table-cell table:style-name="Tabla1.A1" office:value-type="string">
              <text:p text:style-name="MP5">paramVigencia</text:p>
            </table:table-cell>
          </table:table-row>
        </table:table>
        <text:p text:style-name="MP3"><text:span text:style-name="MT1">Página </text:span><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5:06:45.952000000</meta:creation-date>
    <dc:date>2022-09-19T17:41:03.353000000</dc:date>
    <meta:editing-duration>PT7H6M21S</meta:editing-duration>
    <meta:editing-cycles>16</meta:editing-cycles>
    <meta:generator>LibreOffice/7.4.0.3$Windows_X86_64 LibreOffice_project/f85e47c08ddd19c015c0114a68350214f7066f5a</meta:generator>
    <meta:document-statistic meta:table-count="2" meta:image-count="0" meta:object-count="0" meta:page-count="3" meta:paragraph-count="80" meta:word-count="2144" meta:character-count="14422" meta:non-whitespace-character-count="12317"/>
  </office:meta>
</office:document-meta>
</file>